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2d88b" officeooo:paragraph-rsid="0002d88b" style:font-weight-asian="bold" style:font-weight-complex="bold"/>
    </style:style>
    <style:style style:name="P2" style:family="paragraph" style:parent-style-name="Standard">
      <style:paragraph-properties fo:text-align="start" style:justify-single-word="false"/>
      <style:text-properties fo:font-weight="normal" officeooo:rsid="0002d88b" officeooo:paragraph-rsid="0002d88b"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 5230</text:p>
      <text:p text:style-name="P2"><text:tab/>This project is for two screens, one to enter in returns quickly and one to enter sales orders quickly. This will allow delivery workers to quickly add the returns they get to Global Shop, and even add new ord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9:19:01.245000000</meta:creation-date>
    <dc:date>2018-11-08T09:20:20.677000000</dc:date>
    <meta:editing-duration>PT1M20S</meta:editing-duration>
    <meta:editing-cycles>1</meta:editing-cycles>
    <meta:document-statistic meta:table-count="0" meta:image-count="0" meta:object-count="0" meta:page-count="1" meta:paragraph-count="2" meta:word-count="41" meta:character-count="222" meta:non-whitespace-character-count="182"/>
    <meta:generator>LibreOffice/6.0.4.2$Windows_X86_64 LibreOffice_project/9b0d9b32d5dcda91d2f1a96dc04c645c450872bf</meta:generator>
  </office:meta>
</office:document-meta>
</file>